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What is Data Science?</text:h>
      <text:p text:style-name="Text_20_body">Data Science is an interdisciplinary field that uses statistical methods, algorithms, and machine learning techniques to extract knowledge and insights from structured and unstructured data.</text:p>
      <text:h text:style-name="Heading_20_3" text:outline-level="3">2. What are the key components of Data Science?</text:h>
      <text:p text:style-name="Text_20_body">The key components are Data Collection, Data Processing, Data Analysis, Machine Learning, Data Visualization, and Data Deployment.</text:p>
      <text:h text:style-name="Heading_20_3" text:outline-level="3">3. What is the difference between supervised and unsupervised learning?</text:h>
      <text:p text:style-name="Text_20_body">Supervised learning uses labeled data to train models, while unsupervised learning works with unlabeled data to find hidden patterns and structures.</text:p>
      <text:h text:style-name="Heading_20_3" text:outline-level="3">4. What is overfitting, and how can you prevent it?</text:h>
      <text:p text:style-name="Text_20_body">Overfitting occurs when a model learns both the signal and the noise. Techniques to prevent overfitting include cross-validation, regularization, and pruning.</text:p>
      <text:h text:style-name="Heading_20_3" text:outline-level="3">5. What is cross-validation?</text:h>
      <text:p text:style-name="Text_20_body">Cross-validation is a technique to evaluate a model's performance by dividing the data into training and testing sets multiple times.</text:p>
      <text:h text:style-name="Heading_20_3" text:outline-level="3">6. Explain the bias-variance tradeoff.</text:h>
      <text:p text:style-name="Text_20_body">Bias is the error introduced by overly simplistic models, while variance is the error from models that are too complex. The tradeoff involves finding a balance between the two to minimize total error.</text:p>
      <text:h text:style-name="Heading_20_3" text:outline-level="3">7. What is logistic regression?</text:h>
      <text:p text:style-name="Text_20_body">Logistic regression is a classification algorithm used to predict binary outcomes using a logistic function to model the probability of a categorical dependent variable.</text:p>
      <text:h text:style-name="Heading_20_3" text:outline-level="3">8. How does a decision tree work?</text:h>
      <text:p text:style-name="Text_20_body">A decision tree splits data into branches based on feature values, making decisions at each node until a prediction is made.</text:p>
      <text:h text:style-name="Heading_20_3" text:outline-level="3">9. What is ensemble learning?</text:h>
      <text:p text:style-name="Text_20_body">Ensemble learning combines multiple models to improve accuracy and robustness, like bagging and boosting.</text:p>
      <text:h text:style-name="Heading_20_3" text:outline-level="3">10. What is bagging and boosting?</text:h>
      <text:p text:style-name="Text_20_body">Bagging reduces variance by training on random subsets of data, while boosting reduces bias by focusing on incorrectly predicted instances.</text:p>
      <text:h text:style-name="Heading_20_3" text:outline-level="3"><text:soft-page-break/>11. What are precision and recall?</text:h>
      <text:p text:style-name="Text_20_body">Precision is the proportion of true positives out of all predicted positives, while recall is the proportion of true positives out of all actual positives.</text:p>
      <text:h text:style-name="Heading_20_3" text:outline-level="3">12. What is the F1-score?</text:h>
      <text:p text:style-name="Text_20_body">The F1-score is the harmonic mean of precision and recall, providing a balance between the two.</text:p>
      <text:h text:style-name="Heading_20_3" text:outline-level="3">13. What is the ROC curve?</text:h>
      <text:p text:style-name="Text_20_body">The ROC curve plots the true positive rate against the false positive rate, helping assess model performance.</text:p>
      <text:h text:style-name="Heading_20_3" text:outline-level="3">14. What is AUC?</text:h>
      <text:p text:style-name="Text_20_body">AUC (Area Under the Curve) measures the entire two-dimensional area under the ROC curve, indicating model performance.</text:p>
      <text:h text:style-name="Heading_20_3" text:outline-level="3">15. What is gradient descent?</text:h>
      <text:p text:style-name="Text_20_body">Gradient descent is an optimization algorithm to minimize the loss function by iteratively moving towards the minimum gradient.</text:p>
      <text:h text:style-name="Heading_20_3" text:outline-level="3">16. What are hyperparameters?</text:h>
      <text:p text:style-name="Text_20_body">Hyperparameters are parameters set before training a model, like learning rate or the number of layers in a neural network.</text:p>
      <text:h text:style-name="Heading_20_3" text:outline-level="3">17. What is feature scaling?</text:h>
      <text:p text:style-name="Text_20_body">Feature scaling standardizes data within a specific range to improve model performance and training efficiency.</text:p>
      <text:h text:style-name="Heading_20_3" text:outline-level="3">18. What is PCA?</text:h>
      <text:p text:style-name="Text_20_body">Principal Component Analysis (PCA) reduces dimensionality by transforming data into new coordinates with maximum variance.</text:p>
      <text:h text:style-name="Heading_20_3" text:outline-level="3">19. What is multicollinearity?</text:h>
      <text:p text:style-name="Text_20_body">Multicollinearity occurs when independent variables are highly correlated, leading to unreliable coefficient estimates in regression models.</text:p>
      <text:h text:style-name="Heading_20_3" text:outline-level="3">20. What is the difference between deep learning and machine learning?</text:h>
      <text:p text:style-name="Text_20_body">Machine learning uses algorithms for structured data, while deep learning leverages neural networks to learn from data with more layers and complexity.</text:p>
      <text:h text:style-name="Heading_20_3" text:outline-level="3">21. What is a neural network?</text:h>
      <text:p text:style-name="Text_20_body">A neural network is a series of interconnected nodes (neurons) that process input data and generate predictions through weighted connections.</text:p>
      <text:h text:style-name="Heading_20_3" text:outline-level="3"><text:soft-page-break/>22. What is an activation function?</text:h>
      <text:p text:style-name="Text_20_body">An activation function determines the output of a neuron, introducing non-linearity into the network. Common functions include ReLU, Sigmoid, and Tanh.</text:p>
      <text:h text:style-name="Heading_20_3" text:outline-level="3">23. What is a convolutional neural network (CNN)?</text:h>
      <text:p text:style-name="Text_20_body">A CNN is a type of neural network designed for image recognition and processing, using convolutional layers to detect features.</text:p>
      <text:h text:style-name="Heading_20_3" text:outline-level="3">24. What is a recurrent neural network (RNN)?</text:h>
      <text:p text:style-name="Text_20_body">An RNN is a neural network designed for sequential data, like time series, using feedback loops to maintain information over time.</text:p>
      <text:h text:style-name="Heading_20_3" text:outline-level="3">25. What is transfer learning?</text:h>
      <text:p text:style-name="Text_20_body">Transfer learning uses a pre-trained model as a starting point for a new task, reducing training time and improving accuracy.</text:p>
      <text:h text:style-name="Heading_20_3" text:outline-level="3">26. What is a confusion matrix?</text:h>
      <text:p text:style-name="Text_20_body">A confusion matrix is a table used to evaluate the performance of a classification model by displaying true positives, false positives, true negatives, and false negatives.</text:p>
      <text:h text:style-name="Heading_20_3" text:outline-level="3">27. What is a support vector machine (SVM)?</text:h>
      <text:p text:style-name="Text_20_body">SVM is a supervised learning algorithm used for classification and regression that finds the hyperplane best separating data points of different classes.</text:p>
      <text:h text:style-name="Heading_20_3" text:outline-level="3">28. What is the purpose of feature engineering?</text:h>
      <text:p text:style-name="Text_20_body">Feature engineering is the process of creating new features or transforming existing ones to improve model performance.</text:p>
      <text:h text:style-name="Heading_20_3" text:outline-level="3">29. What is a random forest?</text:h>
      <text:p text:style-name="Text_20_body">Random Forest is an ensemble learning technique that builds multiple decision trees and combines their outputs to make predictions.</text:p>
      <text:h text:style-name="Heading_20_3" text:outline-level="3">30. What is k-means clustering?</text:h>
      <text:p text:style-name="Text_20_body">K-means clustering is an unsupervised learning algorithm that partitions data into k clusters based on feature similarity.</text:p>
      <text:h text:style-name="Heading_20_3" text:outline-level="3">31. What is natural language processing (NLP)?</text:h>
      <text:p text:style-name="Text_20_body">NLP is a field of AI that focuses on enabling machines to understand, interpret, and respond to human languag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16:30:46.788212245</meta:creation-date>
    <dc:date>2025-03-16T16:35:04.614703186</dc:date>
    <meta:editing-duration>PT4M21S</meta:editing-duration>
    <meta:editing-cycles>1</meta:editing-cycles>
    <meta:document-statistic meta:table-count="0" meta:image-count="0" meta:object-count="0" meta:page-count="3" meta:paragraph-count="62" meta:word-count="812" meta:character-count="5331" meta:non-whitespace-character-count="4581"/>
    <meta:generator>LibreOffice/24.2.7.2$Linux_X86_64 LibreOffice_project/420$Build-2</meta:generator>
  </office:meta>
</office:document-meta>
</file>